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16df5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16df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16df5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b1170" officeooo:paragraph-rsid="00533685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d609f" officeooo:paragraph-rsid="00516df5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2ff15a" officeooo:paragraph-rsid="00516df5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e3e4" officeooo:paragraph-rsid="0033aa76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3e3e4" officeooo:paragraph-rsid="003a8059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3e3e4" officeooo:paragraph-rsid="00516df5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57504" officeooo:paragraph-rsid="00516df5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3e468c" officeooo:paragraph-rsid="00516df5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4b0f05" officeooo:paragraph-rsid="00516df5" style:font-size-asian="10pt" style:font-size-complex="10pt"/>
    </style:style>
    <style:style style:name="P28" style:family="paragraph" style:parent-style-name="Table_20_Contents">
      <style:text-properties fo:font-size="10pt" fo:language="en" fo:country="US" officeooo:paragraph-rsid="00516df5" style:font-size-asian="10pt" style:font-size-complex="10pt"/>
    </style:style>
    <style:style style:name="P2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0" style:family="paragraph" style:parent-style-name="Standard">
      <style:text-properties fo:font-size="10pt" fo:language="en" fo:country="US" officeooo:rsid="0019c138" officeooo:paragraph-rsid="00516df5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2" style:family="paragraph" style:parent-style-name="Standard">
      <style:text-properties fo:font-size="10pt" fo:language="en" fo:country="US" officeooo:rsid="00169fb3" officeooo:paragraph-rsid="00516df5" style:font-size-asian="10pt" style:font-size-complex="10pt"/>
    </style:style>
    <style:style style:name="P33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4" style:family="paragraph" style:parent-style-name="Standard">
      <style:text-properties fo:font-size="10pt" fo:language="en" fo:country="US" officeooo:rsid="002aaf87" officeooo:paragraph-rsid="00516df5" style:font-size-asian="10pt" style:font-size-complex="10pt"/>
    </style:style>
    <style:style style:name="P35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6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169fb3" officeooo:paragraph-rsid="00516df5" style:font-size-asian="10pt" style:font-size-complex="10pt"/>
    </style:style>
    <style:style style:name="P38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4859d3" officeooo:paragraph-rsid="00516df5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169fb3" officeooo:paragraph-rsid="00536f54" style:font-size-asian="10pt" style:font-size-complex="10pt"/>
    </style:style>
    <style:style style:name="P42" style:family="paragraph" style:parent-style-name="Standard">
      <style:text-properties fo:font-size="10pt" fo:language="en" fo:country="US" style:text-underline-style="none" officeooo:rsid="004859d3" officeooo:paragraph-rsid="00536f54" style:font-size-asian="10pt" style:font-size-complex="10pt"/>
    </style:style>
    <style:style style:name="P43" style:family="paragraph" style:parent-style-name="Standard">
      <style:text-properties fo:font-size="10pt" fo:language="en" fo:country="US" style:text-underline-style="none" officeooo:rsid="0047c35f" officeooo:paragraph-rsid="00536f54" style:font-size-asian="10pt" style:font-size-complex="10pt"/>
    </style:style>
    <style:style style:name="P44" style:family="paragraph" style:parent-style-name="Standard">
      <style:text-properties fo:font-size="10pt" fo:language="en" fo:country="US" officeooo:rsid="0019c138" officeooo:paragraph-rsid="00536f54" style:font-size-asian="10pt" style:font-size-complex="10pt"/>
    </style:style>
    <style:style style:name="P45" style:family="paragraph" style:parent-style-name="Standard">
      <style:text-properties fo:font-size="10pt" fo:language="en" fo:country="US" officeooo:rsid="00169fb3" officeooo:paragraph-rsid="00536f54" style:font-size-asian="10pt" style:font-size-complex="10pt"/>
    </style:style>
    <style:style style:name="P46" style:family="paragraph" style:parent-style-name="Standard">
      <style:text-properties fo:font-size="10pt" fo:language="en" fo:country="US" officeooo:rsid="002aaf87" officeooo:paragraph-rsid="00536f54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2b1170" officeooo:paragraph-rsid="00536f54" style:font-size-asian="10pt" style:font-size-complex="10pt"/>
    </style:style>
    <style:style style:name="P48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536f54" officeooo:paragraph-rsid="00536f54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33e3e4" officeooo:paragraph-rsid="00536f54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169fb3" officeooo:paragraph-rsid="00536f54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4b0f05" officeooo:paragraph-rsid="00536f54" style:font-size-asian="10pt" style:font-size-complex="10pt"/>
    </style:style>
    <style:style style:name="P53" style:family="paragraph" style:parent-style-name="Table_20_Contents">
      <style:text-properties fo:font-size="10pt" fo:language="en" fo:country="US" officeooo:rsid="003e468c" officeooo:paragraph-rsid="00536f54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18584f" officeooo:paragraph-rsid="00536f54" style:font-size-asian="10pt" style:font-size-complex="10pt"/>
    </style:style>
    <style:style style:name="P55" style:family="paragraph" style:parent-style-name="Table_20_Contents">
      <style:text-properties fo:font-size="10pt" fo:language="en" fo:country="US" officeooo:rsid="002ff15a" officeooo:paragraph-rsid="00536f54" style:font-size-asian="10pt" style:font-size-complex="10pt"/>
    </style:style>
    <style:style style:name="P56" style:family="paragraph" style:parent-style-name="Table_20_Contents">
      <style:text-properties fo:font-size="10pt" fo:language="en" fo:country="US" officeooo:rsid="002d609f" officeooo:paragraph-rsid="00536f54" style:font-size-asian="10pt" style:font-size-complex="10pt"/>
    </style:style>
    <style:style style:name="P57" style:family="paragraph" style:parent-style-name="Table_20_Contents">
      <style:text-properties fo:font-size="10pt" fo:language="en" fo:country="US" officeooo:rsid="00357504" officeooo:paragraph-rsid="00536f54" style:font-size-asian="10pt" style:font-size-complex="10pt"/>
    </style:style>
    <style:style style:name="P58" style:family="paragraph" style:parent-style-name="Table_20_Contents">
      <style:text-properties fo:font-size="10pt" fo:language="en" fo:country="US" officeooo:paragraph-rsid="00536f54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336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FEATURE <text:span text:style-name="T1"><text:s text:c="132"/></text:span></text:p>
      <text:p text:style-name="P31"/>
      <text:p text:style-name="P33">BEFORE START</text:p>
      <text:p text:style-name="P3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USER STORY / <text:span text:style-name="T2">REQUIREMENT</text:span> COMPLET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6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4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UNIT TESTS 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9">FIX UNIT TEST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1"/>
      <text:p text:style-name="P29">IMPLEMENTATION</text:p>
      <text:p text:style-name="P3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6"><text:span text:style-name="T7">HAS CODE BEEN </text:span>REVIEW<text:span text:style-name="T6">ED</text:span>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4">LOCAL BUILD WITHOUT ERRORS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1">MERGE <text:span text:style-name="T3">HOTFIX / FEATURE </text:span>BRANCH</text:p>
          </table:table-cell>
          <table:table-cell table:style-name="Table2.B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2">DELETE <text:span text:style-name="T3">HOTFIX / FEATURE </text:span>BRANCH</text:p>
          </table:table-cell>
          <table:table-cell table:style-name="Table2.B2" office:value-type="string">
            <text:p text:style-name="P21"/>
          </table:table-cell>
        </table:table-row>
      </table:table>
      <text:p text:style-name="P35"/>
      <text:p text:style-name="P39">RELEASE</text:p>
      <text:p text:style-name="P3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36"/>
      <text:p text:style-name="P3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4">FEATURE <text:span text:style-name="T1"><text:s text:c="132"/></text:span></text:p>
      <text:p text:style-name="P45"/>
      <text:p text:style-name="P46">BEFORE START</text:p>
      <text:p text:style-name="P4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0">USER STORY / <text:span text:style-name="T2">REQUIREMENT</text:span> COMPLETE</text:p>
          </table:table-cell>
          <table:table-cell table:style-name="Table3.B1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0">USER STORY / <text:span text:style-name="T2">REQUIREMENT</text:span> IN ISSUE TRACKING SYSTEM</text:p>
          </table:table-cell>
          <table:table-cell table:style-name="Table3.B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0">USER STORY / <text:span text:style-name="T2">REQUIREMENT</text:span> PRIORITIZED</text:p>
          </table:table-cell>
          <table:table-cell table:style-name="Table3.B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7">DOES OUTLINE EXIST <text:span text:style-name="T5">(SEE DEVELOPMENT OUTLINE)</text:span></text:p>
          </table:table-cell>
          <table:table-cell table:style-name="Table3.B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47">HAS BEST SOLUTION BEEN CHOSEN</text:p>
          </table:table-cell>
          <table:table-cell table:style-name="Table3.B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2">HAS OUTLINE BEEN REVIEWED</text:p>
          </table:table-cell>
          <table:table-cell table:style-name="Table3.B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47"><text:span text:style-name="T8">IS CODE BASE </text:span>ACCESS<text:span text:style-name="T8">IBLE</text:span></text:p>
          </table:table-cell>
          <table:table-cell table:style-name="Table3.B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47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3"><text:bookmark-start text:name="__DdeLink__839_95226485121"/>BRANCH IF NECESSARY (HOTFIX, FEATURE)<text:bookmark-end text:name="__DdeLink__839_95226485121"/></text:p>
          </table:table-cell>
          <table:table-cell table:style-name="Table3.B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47"><text:span text:style-name="T8">ARE </text:span>UNIT TESTS RUNNING</text:p>
          </table:table-cell>
          <table:table-cell table:style-name="Table3.B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49">FIX UNIT TESTS IF NECESSARY</text:p>
          </table:table-cell>
          <table:table-cell table:style-name="Table3.B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47"><text:span text:style-name="T8">ARE </text:span>DEPENDENT SERVICES RUNNING</text:p>
          </table:table-cell>
          <table:table-cell table:style-name="Table3.B2" office:value-type="string">
            <text:p text:style-name="P58"/>
          </table:table-cell>
        </table:table-row>
      </table:table>
      <text:p text:style-name="P45"/>
      <text:p text:style-name="P44">IMPLEMENTATION</text:p>
      <text:p text:style-name="P4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SEE DEVELOPMENT PROGRESS SHEET</text:p>
          </table:table-cell>
          <table:table-cell table:style-name="Table4.B1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55"><text:span text:style-name="T7">HAS CODE BEEN </text:span>REVIEW<text:span text:style-name="T6">ED</text:span>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6">LOCAL BUILD WITHOUT ERRORS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7">MERGE <text:span text:style-name="T3">HOTFIX / FEATURE </text:span>BRANCH</text:p>
          </table:table-cell>
          <table:table-cell table:style-name="Table4.B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7">DELETE <text:span text:style-name="T3">HOTFIX / FEATURE </text:span>BRANCH</text:p>
          </table:table-cell>
          <table:table-cell table:style-name="Table4.B2" office:value-type="string">
            <text:p text:style-name="P57"/>
          </table:table-cell>
        </table:table-row>
      </table:table>
      <text:p text:style-name="P41"/>
      <text:p text:style-name="P42">RELEASE</text:p>
      <text:p text:style-name="P4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7">SEE <text:span text:style-name="T4">RELEASE</text:span> <text:span text:style-name="T4">CHECKLIST</text:span></text:p>
          </table:table-cell>
          <table:table-cell table:style-name="Table6.B1" office:value-type="string">
            <text:p text:style-name="P54"/>
          </table:table-cell>
        </table:table-row>
      </table:table>
      <text:p text:style-name="P41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10T20:22:58.835643244</dc:date>
    <meta:editing-duration>PT1H11M18S</meta:editing-duration>
    <meta:editing-cycles>45</meta:editing-cycles>
    <meta:generator>LibreOffice/5.1.6.2$Linux_X86_64 LibreOffice_project/10m0$Build-2</meta:generator>
    <meta:document-statistic meta:table-count="6" meta:image-count="0" meta:object-count="0" meta:page-count="1" meta:paragraph-count="44" meta:word-count="182" meta:character-count="1442" meta:non-whitespace-character-count="1038"/>
  </office:meta>
</office:document-meta>
</file>